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0pt" svg:y="338.03pt">
            <draw:object draw:notify-on-update-of-ranges="'emerge rates'.A4:'emerge rates'.A24 'emerge rates'.A4:'emerge rates'.A24 'emerge rates'.E3:'emerge rates'.E3 'emerge rates'.E4:'emerge rates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setup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5]+[.$B6]" office:value-type="float" office:value="800" calcext:value-type="float">
            <text:p>800</text:p>
          </table:table-cell>
          <table:table-cell table:style-name="ce5" table:formula="of:=[.D6]/[.$A6]" office:value-type="float" office:value="266.666666666667" calcext:value-type="float">
            <text:p>26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6]+[.$B7]" office:value-type="float" office:value="1600" calcext:value-type="float">
            <text:p>1600</text:p>
          </table:table-cell>
          <table:table-cell table:style-name="ce5" table:formula="of:=[.D7]/[.$A7]" office:value-type="float" office:value="400" calcext:value-type="float">
            <text:p>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7]+[.$B8]" office:value-type="float" office:value="2300" calcext:value-type="float">
            <text:p>2300</text:p>
          </table:table-cell>
          <table:table-cell table:style-name="ce5" table:formula="of:=[.D8]/[.$A8]" office:value-type="float" office:value="460" calcext:value-type="float">
            <text:p>46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8]+[.$B9]" office:value-type="float" office:value="2900" calcext:value-type="float">
            <text:p>2900</text:p>
          </table:table-cell>
          <table:table-cell table:style-name="ce5" table:formula="of:=[.D9]/[.$A9]" office:value-type="float" office:value="483.333333333333" calcext:value-type="float">
            <text:p>483.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9]+1" office:value-type="float" office:value="7" calcext:value-type="float">
            <text:p>7</text:p>
          </table:table-cell>
          <table:table-cell table:style-name="ce9" office:value-type="float" office:value="600" calcext:value-type="float">
            <text:p>600</text:p>
          </table:table-cell>
          <table:table-cell table:style-name="ce11"/>
          <table:table-cell table:style-name="ce9" table:formula="of:=[.D9]+[.$B10]" office:value-type="float" office:value="3500" calcext:value-type="float">
            <text:p>3500</text:p>
          </table:table-cell>
          <table:table-cell table:style-name="ce15" table:formula="of:=[.D10]/[.$A10]" office:value-type="float" office:value="500" calcext:value-type="float">
            <text:p>500.00</text:p>
          </table:table-cell>
          <table:table-cell table:style-name="ce2" table:number-columns-repeated="1019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table:style-name="ce2" office:value-type="float" office:value="500" calcext:value-type="float">
            <text:p>500</text:p>
          </table:table-cell>
          <table:table-cell table:style-name="ce3"/>
          <table:table-cell table:style-name="ce2" table:formula="of:=[.D10]+[.$B11]" office:value-type="float" office:value="4000" calcext:value-type="float">
            <text:p>4000</text:p>
          </table:table-cell>
          <table:table-cell table:style-name="ce6" table:formula="of:=[.D11]/[.$A11]" office:value-type="float" office:value="500" calcext:value-type="float">
            <text:p>5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1]+[.$B12]" office:value-type="float" office:value="4400" calcext:value-type="float">
            <text:p>4400</text:p>
          </table:table-cell>
          <table:table-cell table:style-name="ce5" table:formula="of:=[.D12]/[.$A12]" office:value-type="float" office:value="488.888888888889" calcext:value-type="float">
            <text:p>488.89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12]+1" office:value-type="float" office:value="10" calcext:value-type="float">
            <text:p>10</text:p>
          </table:table-cell>
          <table:table-cell table:style-name="ce9" office:value-type="float" office:value="400" calcext:value-type="float">
            <text:p>400</text:p>
          </table:table-cell>
          <table:table-cell table:style-name="ce11"/>
          <table:table-cell table:style-name="ce9" table:formula="of:=[.D12]+[.$B13]" office:value-type="float" office:value="4800" calcext:value-type="float">
            <text:p>4800</text:p>
          </table:table-cell>
          <table:table-cell table:style-name="ce15" table:formula="of:=[.D13]/[.$A13]" office:value-type="float" office:value="480" calcext:value-type="float">
            <text:p>480.00</text:p>
          </table:table-cell>
          <table:table-cell table:style-name="ce9" table:number-columns-repeated="1019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formula="of:=[.D13]+[.$B14]" office:value-type="float" office:value="5200" calcext:value-type="float">
            <text:p>5200</text:p>
          </table:table-cell>
          <table:table-cell table:style-name="ce5" table:formula="of:=[.D14]/[.$A14]" office:value-type="float" office:value="472.727272727273" calcext:value-type="float">
            <text:p>472.7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style-name="ce9" office:value-type="float" office:value="300" calcext:value-type="float">
            <text:p>300</text:p>
          </table:table-cell>
          <table:table-cell/>
          <table:table-cell table:formula="of:=[.D14]+[.$B15]" office:value-type="float" office:value="5500" calcext:value-type="float">
            <text:p>5500</text:p>
          </table:table-cell>
          <table:table-cell table:style-name="ce5" table:formula="of:=[.D15]/[.$A15]" office:value-type="float" office:value="458.333333333333" calcext:value-type="float">
            <text:p>458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5]+[.$B16]" office:value-type="float" office:value="5800" calcext:value-type="float">
            <text:p>5800</text:p>
          </table:table-cell>
          <table:table-cell table:style-name="ce5" table:formula="of:=[.D16]/[.$A16]" office:value-type="float" office:value="446.153846153846" calcext:value-type="float">
            <text:p>446.15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6]+[.$B17]" office:value-type="float" office:value="6100" calcext:value-type="float">
            <text:p>6100</text:p>
          </table:table-cell>
          <table:table-cell table:style-name="ce5" table:formula="of:=[.D17]/[.$A17]" office:value-type="float" office:value="435.714285714286" calcext:value-type="float">
            <text:p>435.71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7]+[.$B18]" office:value-type="float" office:value="6400" calcext:value-type="float">
            <text:p>6400</text:p>
          </table:table-cell>
          <table:table-cell table:style-name="ce5" table:formula="of:=[.D18]/[.$A18]" office:value-type="float" office:value="426.666666666667" calcext:value-type="float">
            <text:p>42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18]+[.$B19]" office:value-type="float" office:value="6600" calcext:value-type="float">
            <text:p>6600</text:p>
          </table:table-cell>
          <table:table-cell table:style-name="ce5" table:formula="of:=[.D19]/[.$A19]" office:value-type="float" office:value="412.5" calcext:value-type="float">
            <text:p>412.50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19]+[.$B20]" office:value-type="float" office:value="6800" calcext:value-type="float">
            <text:p>6800</text:p>
          </table:table-cell>
          <table:table-cell table:style-name="ce5" table:formula="of:=[.D20]/[.$A20]" office:value-type="float" office:value="400" calcext:value-type="float">
            <text:p>400.00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0]+[.$B21]" office:value-type="float" office:value="7000" calcext:value-type="float">
            <text:p>7000</text:p>
          </table:table-cell>
          <table:table-cell table:style-name="ce5" table:formula="of:=[.D21]/[.$A21]" office:value-type="float" office:value="388.888888888889" calcext:value-type="float">
            <text:p>388.89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1]+[.$B22]" office:value-type="float" office:value="7200" calcext:value-type="float">
            <text:p>7200</text:p>
          </table:table-cell>
          <table:table-cell table:style-name="ce5" table:formula="of:=[.D22]/[.$A22]" office:value-type="float" office:value="378.947368421053" calcext:value-type="float">
            <text:p>378.95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2]+[.$B23]" office:value-type="float" office:value="7400" calcext:value-type="float">
            <text:p>7400</text:p>
          </table:table-cell>
          <table:table-cell table:style-name="ce5" table:formula="of:=[.D23]/[.$A23]" office:value-type="float" office:value="370" calcext:value-type="float">
            <text:p>370.00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3]+[.$B24]" office:value-type="float" office:value="7600" calcext:value-type="float">
            <text:p>7600</text:p>
          </table:table-cell>
          <table:table-cell table:style-name="ce5" table:formula="of:=[.D24]/[.$A24]" office:value-type="float" office:value="361.904761904762" calcext:value-type="float">
            <text:p>361.90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22:19:17.884072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8-10-18T22:22:40.747355472</dc:date>
    <meta:editing-duration>PT1H29M4S</meta:editing-duration>
    <meta:editing-cycles>103</meta:editing-cycles>
    <meta:generator>LibreOffice/6.0.6.2$Linux_X86_64 LibreOffice_project/00m0$Build-2</meta:generator>
    <dc:creator>Toralf Förster</dc:creator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4cm" svg:width="13.303cm" svg:height="6.565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6.666666666667">
                <text:p>266.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83.333333333333">
                <text:p>483.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88.888888888889">
                <text:p>488.8888888888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72.727272727273">
                <text:p>472.7272727272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58.333333333333">
                <text:p>458.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46.153846153846">
                <text:p>446.1538461538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35.714285714286">
                <text:p>435.714285714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26.666666666667">
                <text:p>426.6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88.888888888889">
                <text:p>388.8888888888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78.947368421053">
                <text:p>378.9473684210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61.904761904762">
                <text:p>361.904761904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